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color="#ed1c24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eeeee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2" table:number-columns-repeated="1018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Hungarian Algorithm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3" office:value-type="string" calcext:value-type="string">
            <text:p><text:span text:style-name="T1">https://en.wikipedia.org/wiki/Hungarian_algorithm#Matrix_interpretation</text:span></text:p>
          </table:table-cell>
          <table:table-cell table:number-columns-repeated="1017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formula="of:=RAND()" office:value-type="float" office:value="0.477287712435492" calcext:value-type="float">
            <text:p>0.477287712435492</text:p>
          </table:table-cell>
          <table:table-cell table:formula="of:=RAND()" office:value-type="float" office:value="0.867896275960624" calcext:value-type="float">
            <text:p>0.867896275960624</text:p>
          </table:table-cell>
          <table:table-cell table:formula="of:=RAND()" office:value-type="float" office:value="0.62203959692722" calcext:value-type="float">
            <text:p>0.62203959692722</text:p>
          </table:table-cell>
          <table:table-cell table:formula="of:=RAND()" office:value-type="float" office:value="0.333699886038427" calcext:value-type="float">
            <text:p>0.333699886038427</text:p>
          </table:table-cell>
          <table:table-cell table:formula="of:=RAND()" office:value-type="float" office:value="0.167449213192518" calcext:value-type="float">
            <text:p>0.1674492131925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522407635415372" calcext:value-type="float">
            <text:p>0.052240763541537</text:p>
          </table:table-cell>
          <table:table-cell office:value-type="float" office:value="0.99847740084667" calcext:value-type="float">
            <text:p>0.99847740084667</text:p>
          </table:table-cell>
          <table:table-cell office:value-type="float" office:value="0.969209591956724" calcext:value-type="float">
            <text:p>0.969209591956724</text:p>
          </table:table-cell>
          <table:table-cell office:value-type="float" office:value="0.392792256851272" calcext:value-type="float">
            <text:p>0.392792256851272</text:p>
          </table:table-cell>
          <table:table-cell office:value-type="float" office:value="0.572123453978311" calcext:value-type="float">
            <text:p>0.572123453978311</text:p>
          </table:table-cell>
          <table:table-cell table:number-columns-repeated="1012"/>
        </table:table-row>
        <table:table-row table:style-name="ro3">
          <table:table-cell table:formula="of:=RAND()" office:value-type="float" office:value="0.854429462898911" calcext:value-type="float">
            <text:p>0.854429462898911</text:p>
          </table:table-cell>
          <table:table-cell table:formula="of:=RAND()" office:value-type="float" office:value="0.481904431512284" calcext:value-type="float">
            <text:p>0.481904431512284</text:p>
          </table:table-cell>
          <table:table-cell table:formula="of:=RAND()" office:value-type="float" office:value="0.155220298636086" calcext:value-type="float">
            <text:p>0.155220298636086</text:p>
          </table:table-cell>
          <table:table-cell table:formula="of:=RAND()" office:value-type="float" office:value="0.220732934928711" calcext:value-type="float">
            <text:p>0.220732934928711</text:p>
          </table:table-cell>
          <table:table-cell table:formula="of:=RAND()" office:value-type="float" office:value="0.441507043537516" calcext:value-type="float">
            <text:p>0.44150704353751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690224283895695" calcext:value-type="float">
            <text:p>0.690224283895695</text:p>
          </table:table-cell>
          <table:table-cell office:value-type="float" office:value="0.454512953392293" calcext:value-type="float">
            <text:p>0.454512953392293</text:p>
          </table:table-cell>
          <table:table-cell office:value-type="float" office:value="0.5344432272618" calcext:value-type="float">
            <text:p>0.5344432272618</text:p>
          </table:table-cell>
          <table:table-cell office:value-type="float" office:value="0.886896518372981" calcext:value-type="float">
            <text:p>0.886896518372981</text:p>
          </table:table-cell>
          <table:table-cell office:value-type="float" office:value="0.538857015923413" calcext:value-type="float">
            <text:p>0.538857015923413</text:p>
          </table:table-cell>
          <table:table-cell table:number-columns-repeated="1012"/>
        </table:table-row>
        <table:table-row table:style-name="ro3">
          <table:table-cell table:formula="of:=RAND()" office:value-type="float" office:value="0.108659594119965" calcext:value-type="float">
            <text:p>0.108659594119965</text:p>
          </table:table-cell>
          <table:table-cell table:formula="of:=RAND()" office:value-type="float" office:value="0.287419383869978" calcext:value-type="float">
            <text:p>0.287419383869978</text:p>
          </table:table-cell>
          <table:table-cell table:formula="of:=RAND()" office:value-type="float" office:value="0.315665170154062" calcext:value-type="float">
            <text:p>0.315665170154062</text:p>
          </table:table-cell>
          <table:table-cell table:formula="of:=RAND()" office:value-type="float" office:value="0.355645147038731" calcext:value-type="float">
            <text:p>0.355645147038731</text:p>
          </table:table-cell>
          <table:table-cell table:formula="of:=RAND()" office:value-type="float" office:value="0.666152244647351" calcext:value-type="float">
            <text:p>0.6661522446473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823932208938782" calcext:value-type="float">
            <text:p>0.823932208938782</text:p>
          </table:table-cell>
          <table:table-cell office:value-type="float" office:value="0.363106160596618" calcext:value-type="float">
            <text:p>0.363106160596618</text:p>
          </table:table-cell>
          <table:table-cell office:value-type="float" office:value="0.470381092403855" calcext:value-type="float">
            <text:p>0.470381092403855</text:p>
          </table:table-cell>
          <table:table-cell office:value-type="float" office:value="0.988303511167902" calcext:value-type="float">
            <text:p>0.988303511167902</text:p>
          </table:table-cell>
          <table:table-cell office:value-type="float" office:value="0.5454419414952" calcext:value-type="float">
            <text:p>0.5454419414952</text:p>
          </table:table-cell>
          <table:table-cell table:number-columns-repeated="1012"/>
        </table:table-row>
        <table:table-row table:style-name="ro3">
          <table:table-cell table:formula="of:=RAND()" office:value-type="float" office:value="0.823426345022839" calcext:value-type="float">
            <text:p>0.823426345022839</text:p>
          </table:table-cell>
          <table:table-cell table:formula="of:=RAND()" office:value-type="float" office:value="0.0776443757033714" calcext:value-type="float">
            <text:p>0.077644375703371</text:p>
          </table:table-cell>
          <table:table-cell table:formula="of:=RAND()" office:value-type="float" office:value="0.500628956195169" calcext:value-type="float">
            <text:p>0.500628956195169</text:p>
          </table:table-cell>
          <table:table-cell table:formula="of:=RAND()" office:value-type="float" office:value="0.670200144226997" calcext:value-type="float">
            <text:p>0.670200144226997</text:p>
          </table:table-cell>
          <table:table-cell table:formula="of:=RAND()" office:value-type="float" office:value="0.18692287668749" calcext:value-type="float">
            <text:p>0.1869228766874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600024211069118" calcext:value-type="float">
            <text:p>0.600024211069118</text:p>
          </table:table-cell>
          <table:table-cell office:value-type="float" office:value="0.646663686838168" calcext:value-type="float">
            <text:p>0.646663686838168</text:p>
          </table:table-cell>
          <table:table-cell office:value-type="float" office:value="0.781545409282686" calcext:value-type="float">
            <text:p>0.781545409282686</text:p>
          </table:table-cell>
          <table:table-cell office:value-type="float" office:value="0.0904634739588925" calcext:value-type="float">
            <text:p>0.090463473958893</text:p>
          </table:table-cell>
          <table:table-cell office:value-type="float" office:value="0.790741992775825" calcext:value-type="float">
            <text:p>0.790741992775825</text:p>
          </table:table-cell>
          <table:table-cell table:number-columns-repeated="1012"/>
        </table:table-row>
        <table:table-row table:style-name="ro3">
          <table:table-cell table:formula="of:=RAND()" office:value-type="float" office:value="0.243381958436639" calcext:value-type="float">
            <text:p>0.243381958436639</text:p>
          </table:table-cell>
          <table:table-cell table:formula="of:=RAND()" office:value-type="float" office:value="0.716864317619751" calcext:value-type="float">
            <text:p>0.716864317619751</text:p>
          </table:table-cell>
          <table:table-cell table:formula="of:=RAND()" office:value-type="float" office:value="0.264688146332893" calcext:value-type="float">
            <text:p>0.264688146332893</text:p>
          </table:table-cell>
          <table:table-cell table:formula="of:=RAND()" office:value-type="float" office:value="0.49020435102169" calcext:value-type="float">
            <text:p>0.49020435102169</text:p>
          </table:table-cell>
          <table:table-cell table:formula="of:=RAND()" office:value-type="float" office:value="0.758673756008838" calcext:value-type="float">
            <text:p>0.75867375600883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754471190043364" calcext:value-type="float">
            <text:p>0.754471190043364</text:p>
          </table:table-cell>
          <table:table-cell office:value-type="float" office:value="0.156638628623113" calcext:value-type="float">
            <text:p>0.156638628623113</text:p>
          </table:table-cell>
          <table:table-cell office:value-type="float" office:value="0.196069977972264" calcext:value-type="float">
            <text:p>0.196069977972264</text:p>
          </table:table-cell>
          <table:table-cell office:value-type="float" office:value="0.866998478604979" calcext:value-type="float">
            <text:p>0.866998478604979</text:p>
          </table:table-cell>
          <table:table-cell office:value-type="float" office:value="0.577050888831721" calcext:value-type="float">
            <text:p>0.577050888831721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Step 1</text:p>
          </table:table-cell>
          <table:table-cell table:formula="of:=[.H4]-[.$H4]" office:value-type="float" office:value="0" calcext:value-type="float">
            <text:p>0</text:p>
          </table:table-cell>
          <table:table-cell table:formula="of:=[.I4]-[.$H4]" office:value-type="float" office:value="0.946236637305133" calcext:value-type="float">
            <text:p>0.946236637305133</text:p>
          </table:table-cell>
          <table:table-cell table:formula="of:=[.J4]-[.$H4]" office:value-type="float" office:value="0.916968828415187" calcext:value-type="float">
            <text:p>0.916968828415187</text:p>
          </table:table-cell>
          <table:table-cell table:formula="of:=[.K4]-[.$H4]" office:value-type="float" office:value="0.340551493309735" calcext:value-type="float">
            <text:p>0.340551493309735</text:p>
          </table:table-cell>
          <table:table-cell table:formula="of:=[.L4]-[.$H4]" office:value-type="float" office:value="0.519882690436774" calcext:value-type="float">
            <text:p>0.519882690436774</text:p>
          </table:table-cell>
          <table:table-cell office:value-type="string" calcext:value-type="string">
            <text:p>In every row, the smallest value is subtracted from every element. Therefore the smallest = 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formula="of:=[.H5]-[.$I5]" office:value-type="float" office:value="0.235711330503402" calcext:value-type="float">
            <text:p>0.235711330503402</text:p>
          </table:table-cell>
          <table:table-cell table:formula="of:=[.I5]-[.$I5]" office:value-type="float" office:value="0" calcext:value-type="float">
            <text:p>0</text:p>
          </table:table-cell>
          <table:table-cell table:formula="of:=[.J5]-[.$I5]" office:value-type="float" office:value="0.0799302738695071" calcext:value-type="float">
            <text:p>0.079930273869507</text:p>
          </table:table-cell>
          <table:table-cell table:formula="of:=[.K5]-[.$I5]" office:value-type="float" office:value="0.432383564980688" calcext:value-type="float">
            <text:p>0.432383564980688</text:p>
          </table:table-cell>
          <table:table-cell table:formula="of:=[.L5]-[.$I5]" office:value-type="float" office:value="0.0843440625311201" calcext:value-type="float">
            <text:p>0.08434406253112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formula="of:=[.H6]-[.$I6]" office:value-type="float" office:value="0.460826048342164" calcext:value-type="float">
            <text:p>0.460826048342164</text:p>
          </table:table-cell>
          <table:table-cell table:formula="of:=[.I6]-[.$I6]" office:value-type="float" office:value="0" calcext:value-type="float">
            <text:p>0</text:p>
          </table:table-cell>
          <table:table-cell table:formula="of:=[.J6]-[.$I6]" office:value-type="float" office:value="0.107274931807237" calcext:value-type="float">
            <text:p>0.107274931807237</text:p>
          </table:table-cell>
          <table:table-cell table:formula="of:=[.K6]-[.$I6]" office:value-type="float" office:value="0.625197350571284" calcext:value-type="float">
            <text:p>0.625197350571284</text:p>
          </table:table-cell>
          <table:table-cell table:formula="of:=[.L6]-[.$I6]" office:value-type="float" office:value="0.182335780898582" calcext:value-type="float">
            <text:p>0.182335780898582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formula="of:=[.H7]-[.$K7]" office:value-type="float" office:value="0.509560737110226" calcext:value-type="float">
            <text:p>0.509560737110226</text:p>
          </table:table-cell>
          <table:table-cell table:formula="of:=[.I7]-[.$K7]" office:value-type="float" office:value="0.556200212879275" calcext:value-type="float">
            <text:p>0.556200212879275</text:p>
          </table:table-cell>
          <table:table-cell table:formula="of:=[.J7]-[.$K7]" office:value-type="float" office:value="0.691081935323794" calcext:value-type="float">
            <text:p>0.691081935323794</text:p>
          </table:table-cell>
          <table:table-cell table:formula="of:=[.K7]-[.$K7]" office:value-type="float" office:value="0" calcext:value-type="float">
            <text:p>0</text:p>
          </table:table-cell>
          <table:table-cell table:formula="of:=[.L7]-[.$K7]" office:value-type="float" office:value="0.700278518816933" calcext:value-type="float">
            <text:p>0.700278518816933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formula="of:=[.H8]-[.$I8]" office:value-type="float" office:value="0.59783256142025" calcext:value-type="float">
            <text:p>0.59783256142025</text:p>
          </table:table-cell>
          <table:table-cell table:formula="of:=[.I8]-[.$I8]" office:value-type="float" office:value="0" calcext:value-type="float">
            <text:p>0</text:p>
          </table:table-cell>
          <table:table-cell table:formula="of:=[.J8]-[.$I8]" office:value-type="float" office:value="0.0394313493491506" calcext:value-type="float">
            <text:p>0.039431349349151</text:p>
          </table:table-cell>
          <table:table-cell table:formula="of:=[.K8]-[.$I8]" office:value-type="float" office:value="0.710359849981866" calcext:value-type="float">
            <text:p>0.710359849981866</text:p>
          </table:table-cell>
          <table:table-cell table:formula="of:=[.L8]-[.$I8]" office:value-type="float" office:value="0.420412260208607" calcext:value-type="float">
            <text:p>0.420412260208607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Step 2</text:p>
          </table:table-cell>
          <table:table-cell office:value-type="float" office:value="0" calcext:value-type="float">
            <text:p>0</text:p>
          </table:table-cell>
          <table:table-cell office:value-type="float" office:value="0.946236637305133" calcext:value-type="float">
            <text:p>0.946236637305133</text:p>
          </table:table-cell>
          <table:table-cell office:value-type="float" office:value="0.916968828415187" calcext:value-type="float">
            <text:p>0.916968828415187</text:p>
          </table:table-cell>
          <table:table-cell office:value-type="float" office:value="0.340551493309735" calcext:value-type="float">
            <text:p>0.340551493309735</text:p>
          </table:table-cell>
          <table:table-cell office:value-type="float" office:value="0.519882690436774" calcext:value-type="float">
            <text:p>0.519882690436774</text:p>
          </table:table-cell>
          <table:table-cell office:value-type="string" calcext:value-type="string">
            <text:p>Columns or rows with multiple zeros are have the double-ups crossed out</text:p>
          </table:table-cell>
          <table:table-cell table:number-columns-repeated="1011"/>
        </table:table-row>
        <table:table-row table:style-name="ro3">
          <table:table-cell table:number-columns-repeated="7"/>
          <table:table-cell office:value-type="float" office:value="0.235711330503402" calcext:value-type="float">
            <text:p>0.235711330503402</text:p>
          </table:table-cell>
          <table:table-cell office:value-type="float" office:value="0" calcext:value-type="float">
            <text:p>0</text:p>
          </table:table-cell>
          <table:table-cell office:value-type="float" office:value="0.0799302738695071" calcext:value-type="float">
            <text:p>0.079930273869507</text:p>
          </table:table-cell>
          <table:table-cell office:value-type="float" office:value="0.432383564980688" calcext:value-type="float">
            <text:p>0.432383564980688</text:p>
          </table:table-cell>
          <table:table-cell office:value-type="float" office:value="0.0843440625311201" calcext:value-type="float">
            <text:p>0.08434406253112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float" office:value="0.460826048342164" calcext:value-type="float">
            <text:p>0.460826048342164</text:p>
          </table:table-cell>
          <table:table-cell office:value-type="string" calcext:value-type="string">
            <text:p>x</text:p>
          </table:table-cell>
          <table:table-cell office:value-type="float" office:value="0.107274931807237" calcext:value-type="float">
            <text:p>0.107274931807237</text:p>
          </table:table-cell>
          <table:table-cell office:value-type="float" office:value="0.625197350571284" calcext:value-type="float">
            <text:p>0.625197350571284</text:p>
          </table:table-cell>
          <table:table-cell office:value-type="float" office:value="0.182335780898582" calcext:value-type="float">
            <text:p>0.182335780898582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float" office:value="0.509560737110226" calcext:value-type="float">
            <text:p>0.509560737110226</text:p>
          </table:table-cell>
          <table:table-cell office:value-type="float" office:value="0.556200212879275" calcext:value-type="float">
            <text:p>0.556200212879275</text:p>
          </table:table-cell>
          <table:table-cell office:value-type="float" office:value="0.691081935323794" calcext:value-type="float">
            <text:p>0.691081935323794</text:p>
          </table:table-cell>
          <table:table-cell office:value-type="float" office:value="0" calcext:value-type="float">
            <text:p>0</text:p>
          </table:table-cell>
          <table:table-cell office:value-type="float" office:value="0.700278518816933" calcext:value-type="float">
            <text:p>0.700278518816933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float" office:value="0.59783256142025" calcext:value-type="float">
            <text:p>0.59783256142025</text:p>
          </table:table-cell>
          <table:table-cell office:value-type="string" calcext:value-type="string">
            <text:p>x</text:p>
          </table:table-cell>
          <table:table-cell office:value-type="float" office:value="0.0394313493491506" calcext:value-type="float">
            <text:p>0.039431349349151</text:p>
          </table:table-cell>
          <table:table-cell office:value-type="float" office:value="0.710359849981866" calcext:value-type="float">
            <text:p>0.710359849981866</text:p>
          </table:table-cell>
          <table:table-cell office:value-type="float" office:value="0.420412260208607" calcext:value-type="float">
            <text:p>0.420412260208607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Step 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46236637305133" calcext:value-type="float">
            <text:p>0.946236637305133</text:p>
          </table:table-cell>
          <table:table-cell office:value-type="float" office:value="0.916968828415187" calcext:value-type="float">
            <text:p>0.916968828415187</text:p>
          </table:table-cell>
          <table:table-cell table:style-name="ce4" office:value-type="float" office:value="0.340551493309735" calcext:value-type="float">
            <text:p>0.340551493309735</text:p>
          </table:table-cell>
          <table:table-cell office:value-type="float" office:value="0.519882690436774" calcext:value-type="float">
            <text:p>0.519882690436774</text:p>
          </table:table-cell>
          <table:table-cell office:value-type="string" calcext:value-type="string">
            <text:p>Mark each row and each column that already has a 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4" office:value-type="float" office:value="0.235711330503402" calcext:value-type="float">
            <text:p>0.2357113305034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99302738695071" calcext:value-type="float">
            <text:p>0.079930273869507</text:p>
          </table:table-cell>
          <table:table-cell table:style-name="ce4" office:value-type="float" office:value="0.432383564980688" calcext:value-type="float">
            <text:p>0.432383564980688</text:p>
          </table:table-cell>
          <table:table-cell table:style-name="ce4" office:value-type="float" office:value="0.0843440625311201" calcext:value-type="float">
            <text:p>0.08434406253112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4" office:value-type="float" office:value="0.460826048342164" calcext:value-type="float">
            <text:p>0.460826048342164</text:p>
          </table:table-cell>
          <table:table-cell table:style-name="ce4" office:value-type="string" calcext:value-type="string">
            <text:p>x</text:p>
          </table:table-cell>
          <table:table-cell office:value-type="float" office:value="0.107274931807237" calcext:value-type="float">
            <text:p>0.107274931807237</text:p>
          </table:table-cell>
          <table:table-cell table:style-name="ce4" office:value-type="float" office:value="0.625197350571284" calcext:value-type="float">
            <text:p>0.625197350571284</text:p>
          </table:table-cell>
          <table:table-cell office:value-type="float" office:value="0.182335780898582" calcext:value-type="float">
            <text:p>0.182335780898582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4" office:value-type="float" office:value="0.509560737110226" calcext:value-type="float">
            <text:p>0.509560737110226</text:p>
          </table:table-cell>
          <table:table-cell table:style-name="ce4" office:value-type="float" office:value="0.556200212879275" calcext:value-type="float">
            <text:p>0.556200212879275</text:p>
          </table:table-cell>
          <table:table-cell table:style-name="ce4" office:value-type="float" office:value="0.691081935323794" calcext:value-type="float">
            <text:p>0.6910819353237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00278518816933" calcext:value-type="float">
            <text:p>0.700278518816933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4" office:value-type="float" office:value="0.59783256142025" calcext:value-type="float">
            <text:p>0.59783256142025</text:p>
          </table:table-cell>
          <table:table-cell table:style-name="ce4" office:value-type="string" calcext:value-type="string">
            <text:p>x</text:p>
          </table:table-cell>
          <table:table-cell office:value-type="float" office:value="0.0394313493491506" calcext:value-type="float">
            <text:p>0.039431349349151</text:p>
          </table:table-cell>
          <table:table-cell table:style-name="ce4" office:value-type="float" office:value="0.710359849981866" calcext:value-type="float">
            <text:p>0.710359849981866</text:p>
          </table:table-cell>
          <table:table-cell office:value-type="float" office:value="0.420412260208607" calcext:value-type="float">
            <text:p>0.420412260208607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Step 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46236637305133" calcext:value-type="float">
            <text:p>0.946236637305133</text:p>
          </table:table-cell>
          <table:table-cell table:style-name="ce4" table:formula="of:=[.J22]-[.$J$26]" office:value-type="float" office:value="0.877537479066036" calcext:value-type="float">
            <text:p>0.877537479066036</text:p>
          </table:table-cell>
          <table:table-cell table:style-name="ce4" office:value-type="float" office:value="0.340551493309735" calcext:value-type="float">
            <text:p>0.340551493309735</text:p>
          </table:table-cell>
          <table:table-cell table:formula="of:=[.L22]-[.$J$26]" office:value-type="float" office:value="0.480451341087623" calcext:value-type="float">
            <text:p>0.480451341087623</text:p>
          </table:table-cell>
          <table:table-cell office:value-type="string" calcext:value-type="string">
            <text:p>From the remaining, find the smallest and subtract it from all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4" office:value-type="float" office:value="0.235711330503402" calcext:value-type="float">
            <text:p>0.2357113305034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99302738695071" calcext:value-type="float">
            <text:p>0.079930273869507</text:p>
          </table:table-cell>
          <table:table-cell table:style-name="ce4" office:value-type="float" office:value="0.432383564980688" calcext:value-type="float">
            <text:p>0.432383564980688</text:p>
          </table:table-cell>
          <table:table-cell table:style-name="ce4" office:value-type="float" office:value="0.0843440625311201" calcext:value-type="float">
            <text:p>0.08434406253112</text:p>
          </table:table-cell>
          <table:table-cell office:value-type="string" calcext:value-type="string">
            <text:p>You also then mark the column and row that that element is in, and it continues this way until you have a result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4" office:value-type="float" office:value="0.460826048342164" calcext:value-type="float">
            <text:p>0.460826048342164</text:p>
          </table:table-cell>
          <table:table-cell table:style-name="ce4" office:value-type="string" calcext:value-type="string">
            <text:p>x</text:p>
          </table:table-cell>
          <table:table-cell table:style-name="ce4" table:formula="of:=[.J24]-[.$J$26]" office:value-type="float" office:value="0.0678435824580869" calcext:value-type="float">
            <text:p>0.067843582458087</text:p>
          </table:table-cell>
          <table:table-cell table:style-name="ce4" office:value-type="float" office:value="0.625197350571284" calcext:value-type="float">
            <text:p>0.625197350571284</text:p>
          </table:table-cell>
          <table:table-cell table:formula="of:=[.L24]-[.$J$26]" office:value-type="float" office:value="0.142904431549431" calcext:value-type="float">
            <text:p>0.142904431549431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4" office:value-type="float" office:value="0.509560737110226" calcext:value-type="float">
            <text:p>0.509560737110226</text:p>
          </table:table-cell>
          <table:table-cell table:style-name="ce4" office:value-type="float" office:value="0.556200212879275" calcext:value-type="float">
            <text:p>0.556200212879275</text:p>
          </table:table-cell>
          <table:table-cell table:style-name="ce4" office:value-type="float" office:value="0.691081935323794" calcext:value-type="float">
            <text:p>0.6910819353237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00278518816933" calcext:value-type="float">
            <text:p>0.700278518816933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4" office:value-type="float" office:value="0.59783256142025" calcext:value-type="float">
            <text:p>0.59783256142025</text:p>
          </table:table-cell>
          <table:table-cell table:style-name="ce4" office:value-type="string" calcext:value-type="string">
            <text:p>x</text:p>
          </table:table-cell>
          <table:table-cell table:style-name="ce4" table:formula="of:=[.J26]-[.$J$26]" office:value-type="float" office:value="0" calcext:value-type="float">
            <text:p>0</text:p>
          </table:table-cell>
          <table:table-cell table:style-name="ce4" office:value-type="float" office:value="0.710359849981866" calcext:value-type="float">
            <text:p>0.710359849981866</text:p>
          </table:table-cell>
          <table:table-cell table:style-name="ce4" table:formula="of:=[.L26]-[.$J$26]" office:value-type="float" office:value="0.380980910859457" calcext:value-type="float">
            <text:p>0.380980910859457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float" office:value="0.946236637305133" calcext:value-type="float">
            <text:p>0.946236637305133</text:p>
          </table:table-cell>
          <table:table-cell table:style-name="ce5" office:value-type="float" office:value="0.877537479066036" calcext:value-type="float">
            <text:p>0.877537479066036</text:p>
          </table:table-cell>
          <table:table-cell table:style-name="ce5" office:value-type="float" office:value="0.340551493309735" calcext:value-type="float">
            <text:p>0.340551493309735</text:p>
          </table:table-cell>
          <table:table-cell table:style-name="ce5" office:value-type="float" office:value="0.480451341087623" calcext:value-type="float">
            <text:p>0.480451341087623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5" office:value-type="float" office:value="0.235711330503402" calcext:value-type="float">
            <text:p>0.23571133050340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799302738695071" calcext:value-type="float">
            <text:p>0.079930273869507</text:p>
          </table:table-cell>
          <table:table-cell table:style-name="ce5" office:value-type="float" office:value="0.432383564980688" calcext:value-type="float">
            <text:p>0.432383564980688</text:p>
          </table:table-cell>
          <table:table-cell table:style-name="ce5" office:value-type="float" office:value="0.0843440625311201" calcext:value-type="float">
            <text:p>0.08434406253112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5" office:value-type="float" office:value="0.460826048342164" calcext:value-type="float">
            <text:p>0.460826048342164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678435824580869" calcext:value-type="float">
            <text:p>0.067843582458087</text:p>
          </table:table-cell>
          <table:table-cell table:style-name="ce5" office:value-type="float" office:value="0.625197350571284" calcext:value-type="float">
            <text:p>0.62519735057128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5" office:value-type="float" office:value="0.509560737110226" calcext:value-type="float">
            <text:p>0.509560737110226</text:p>
          </table:table-cell>
          <table:table-cell table:style-name="ce5" office:value-type="float" office:value="0.556200212879275" calcext:value-type="float">
            <text:p>0.556200212879275</text:p>
          </table:table-cell>
          <table:table-cell table:style-name="ce5" office:value-type="float" office:value="0.691081935323794" calcext:value-type="float">
            <text:p>0.6910819353237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00278518816933" calcext:value-type="float">
            <text:p>0.700278518816933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5" office:value-type="float" office:value="0.59783256142025" calcext:value-type="float">
            <text:p>0.59783256142025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10359849981866" calcext:value-type="float">
            <text:p>0.710359849981866</text:p>
          </table:table-cell>
          <table:table-cell table:style-name="ce5" office:value-type="float" office:value="0.380980910859457" calcext:value-type="float">
            <text:p>0.380980910859457</text:p>
          </table:table-cell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a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b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c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d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2"/>
        </table:table-row>
        <table:table-row table:style-name="ro3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a</text:p>
          </table:table-cell>
          <table:table-cell table:style-name="ce5" table:formula="of:=[.H4]" office:value-type="float" office:value="0.0522407635415372" calcext:value-type="float">
            <text:p>0.052240763541537</text:p>
          </table:table-cell>
          <table:table-cell table:style-name="ce5" table:number-columns-repeated="4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b</text:p>
          </table:table-cell>
          <table:table-cell table:style-name="ce5"/>
          <table:table-cell table:style-name="ce5" table:formula="of:=[.I5]" office:value-type="float" office:value="0.454512953392293" calcext:value-type="float">
            <text:p>0.454512953392293</text:p>
          </table:table-cell>
          <table:table-cell table:style-name="ce5" table:number-columns-repeated="3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c</text:p>
          </table:table-cell>
          <table:table-cell table:style-name="ce5" table:number-columns-repeated="4"/>
          <table:table-cell table:style-name="ce5" table:formula="of:=[.L6]" office:value-type="float" office:value="0.5454419414952" calcext:value-type="float">
            <text:p>0.5454419414952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d</text:p>
          </table:table-cell>
          <table:table-cell table:style-name="ce5" table:number-columns-repeated="3"/>
          <table:table-cell table:style-name="ce5" table:formula="of:=[.K7]" office:value-type="float" office:value="0.0904634739588925" calcext:value-type="float">
            <text:p>0.090463473958893</text:p>
          </table:table-cell>
          <table:table-cell table:style-name="ce5"/>
          <table:table-cell table:style-name="ce6" office:value-type="string" calcext:value-type="string">
            <text:p>total minimum cost</text:p>
          </table:table-cell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e</text:p>
          </table:table-cell>
          <table:table-cell table:style-name="ce5" table:number-columns-repeated="2"/>
          <table:table-cell table:style-name="ce5" table:formula="of:=[.J8]" office:value-type="float" office:value="0.196069977972264" calcext:value-type="float">
            <text:p>0.196069977972264</text:p>
          </table:table-cell>
          <table:table-cell table:style-name="ce5" table:number-columns-repeated="2"/>
          <table:table-cell table:style-name="ce6" table:formula="of:=[.H48]+[.I49]+[.J52]+[.K51]+[.L50]" office:value-type="float" office:value="1.33872911036019" calcext:value-type="float">
            <text:p>1.33872911036019</text:p>
          </table:table-cell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2:31:38.469465655</meta:creation-date>
    <dc:date>2020-09-07T23:07:31.181457428</dc:date>
    <meta:editing-duration>PT10M2S</meta:editing-duration>
    <meta:editing-cycles>1</meta:editing-cycles>
    <meta:document-statistic meta:table-count="1" meta:cell-count="228" meta:object-count="0"/>
    <meta:generator>LibreOffice/6.0.7.3$Linux_X86_64 LibreOffice_project/00m0$Build-3</meta:generator>
  </office:meta>
</office:document-meta>
</file>